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24f2" officeooo:paragraph-rsid="001924f2"/>
    </style:style>
    <style:style style:name="P2" style:family="paragraph" style:parent-style-name="Standard">
      <style:text-properties officeooo:rsid="001924f2" officeooo:paragraph-rsid="001924f2"/>
    </style:style>
    <style:style style:name="P3" style:family="paragraph" style:parent-style-name="Standard">
      <style:text-properties officeooo:rsid="001924f2" officeooo:paragraph-rsid="00497611"/>
    </style:style>
    <style:style style:name="P4" style:family="paragraph" style:parent-style-name="Standard">
      <style:text-properties officeooo:rsid="00224820" officeooo:paragraph-rsid="00224820"/>
    </style:style>
    <style:style style:name="P5" style:family="paragraph" style:parent-style-name="Standard">
      <style:text-properties officeooo:rsid="00224820" officeooo:paragraph-rsid="00235d7c"/>
    </style:style>
    <style:style style:name="P6" style:family="paragraph" style:parent-style-name="Standard">
      <style:text-properties officeooo:rsid="00224820" officeooo:paragraph-rsid="0024c00f"/>
    </style:style>
    <style:style style:name="P7" style:family="paragraph" style:parent-style-name="Standard">
      <style:text-properties officeooo:rsid="00224820" officeooo:paragraph-rsid="003feedb"/>
    </style:style>
    <style:style style:name="P8" style:family="paragraph" style:parent-style-name="Standard">
      <style:text-properties officeooo:rsid="00224820" officeooo:paragraph-rsid="004e33c9"/>
    </style:style>
    <style:style style:name="P9" style:family="paragraph" style:parent-style-name="Standard">
      <style:text-properties officeooo:rsid="00262a35" officeooo:paragraph-rsid="00262a35"/>
    </style:style>
    <style:style style:name="P10" style:family="paragraph" style:parent-style-name="Standard">
      <style:text-properties officeooo:rsid="00262a35" officeooo:paragraph-rsid="005560e6"/>
    </style:style>
    <style:style style:name="P11" style:family="paragraph" style:parent-style-name="Standard">
      <style:text-properties officeooo:rsid="0027afa8" officeooo:paragraph-rsid="0027afa8"/>
    </style:style>
    <style:style style:name="P12" style:family="paragraph" style:parent-style-name="Standard">
      <style:text-properties officeooo:rsid="0027afa8" officeooo:paragraph-rsid="00341adc"/>
    </style:style>
    <style:style style:name="P13" style:family="paragraph" style:parent-style-name="Standard">
      <style:text-properties officeooo:rsid="00292287" officeooo:paragraph-rsid="00292287"/>
    </style:style>
    <style:style style:name="P14" style:family="paragraph" style:parent-style-name="Standard">
      <style:text-properties officeooo:rsid="00292287" officeooo:paragraph-rsid="005cfe2b"/>
    </style:style>
    <style:style style:name="P15" style:family="paragraph" style:parent-style-name="Standard">
      <style:text-properties officeooo:rsid="00292287" officeooo:paragraph-rsid="00605a07"/>
    </style:style>
    <style:style style:name="P16" style:family="paragraph" style:parent-style-name="Standard">
      <style:text-properties officeooo:rsid="00292287" officeooo:paragraph-rsid="00682b63"/>
    </style:style>
    <style:style style:name="P17" style:family="paragraph" style:parent-style-name="Standard">
      <style:text-properties officeooo:rsid="00292287" officeooo:paragraph-rsid="0069eb20"/>
    </style:style>
    <style:style style:name="P18" style:family="paragraph" style:parent-style-name="Standard">
      <style:text-properties officeooo:rsid="002a78ef" officeooo:paragraph-rsid="002bf72e"/>
    </style:style>
    <style:style style:name="P19" style:family="paragraph" style:parent-style-name="Standard">
      <style:text-properties officeooo:rsid="002a78ef" officeooo:paragraph-rsid="003feedb"/>
    </style:style>
    <style:style style:name="P20" style:family="paragraph" style:parent-style-name="Standard">
      <style:text-properties officeooo:rsid="002fa62c" officeooo:paragraph-rsid="002fa62c"/>
    </style:style>
    <style:style style:name="P21" style:family="paragraph" style:parent-style-name="Standard">
      <style:text-properties officeooo:rsid="003477f0" officeooo:paragraph-rsid="003477f0"/>
    </style:style>
    <style:style style:name="P22" style:family="paragraph" style:parent-style-name="Standard">
      <style:text-properties officeooo:rsid="003518e6" officeooo:paragraph-rsid="003518e6"/>
    </style:style>
    <style:style style:name="P23" style:family="paragraph" style:parent-style-name="Standard">
      <style:text-properties officeooo:rsid="0036a82d" officeooo:paragraph-rsid="003feedb"/>
    </style:style>
    <style:style style:name="P24" style:family="paragraph" style:parent-style-name="Standard">
      <style:text-properties officeooo:rsid="00410899" officeooo:paragraph-rsid="005cfe2b"/>
    </style:style>
    <style:style style:name="P25" style:family="paragraph" style:parent-style-name="Standard">
      <style:text-properties officeooo:rsid="0055bf5d" officeooo:paragraph-rsid="0055bf5d"/>
    </style:style>
    <style:style style:name="P26" style:family="paragraph" style:parent-style-name="Standard">
      <style:text-properties officeooo:rsid="00564590" officeooo:paragraph-rsid="00564590"/>
    </style:style>
    <style:style style:name="P27" style:family="paragraph" style:parent-style-name="Standard">
      <style:text-properties officeooo:paragraph-rsid="006643a7"/>
    </style:style>
    <style:style style:name="P28" style:family="paragraph" style:parent-style-name="Standard">
      <style:text-properties officeooo:rsid="006e9b8f" officeooo:paragraph-rsid="006e9b8f"/>
    </style:style>
    <style:style style:name="T1" style:family="text">
      <style:text-properties officeooo:rsid="001a5556"/>
    </style:style>
    <style:style style:name="T2" style:family="text">
      <style:text-properties officeooo:rsid="00224820"/>
    </style:style>
    <style:style style:name="T3" style:family="text">
      <style:text-properties officeooo:rsid="00235d7c"/>
    </style:style>
    <style:style style:name="T4" style:family="text">
      <style:text-properties officeooo:rsid="0024c00f"/>
    </style:style>
    <style:style style:name="T5" style:family="text">
      <style:text-properties officeooo:rsid="00289489"/>
    </style:style>
    <style:style style:name="T6" style:family="text">
      <style:text-properties officeooo:rsid="002a78ef"/>
    </style:style>
    <style:style style:name="T7" style:family="text">
      <style:text-properties officeooo:rsid="002bf72e"/>
    </style:style>
    <style:style style:name="T8" style:family="text">
      <style:text-properties officeooo:rsid="002d6f35"/>
    </style:style>
    <style:style style:name="T9" style:family="text">
      <style:text-properties officeooo:rsid="002e7218"/>
    </style:style>
    <style:style style:name="T10" style:family="text">
      <style:text-properties officeooo:rsid="0031056b"/>
    </style:style>
    <style:style style:name="T11" style:family="text">
      <style:text-properties officeooo:rsid="0032cec1"/>
    </style:style>
    <style:style style:name="T12" style:family="text">
      <style:text-properties officeooo:rsid="00336d97"/>
    </style:style>
    <style:style style:name="T13" style:family="text">
      <style:text-properties officeooo:rsid="00341adc"/>
    </style:style>
    <style:style style:name="T14" style:family="text">
      <style:text-properties officeooo:rsid="003547ec"/>
    </style:style>
    <style:style style:name="T15" style:family="text">
      <style:text-properties officeooo:rsid="00378e63"/>
    </style:style>
    <style:style style:name="T16" style:family="text">
      <style:text-properties officeooo:rsid="0038f6da"/>
    </style:style>
    <style:style style:name="T17" style:family="text">
      <style:text-properties officeooo:rsid="003a1b2f"/>
    </style:style>
    <style:style style:name="T18" style:family="text">
      <style:text-properties officeooo:rsid="003aef53"/>
    </style:style>
    <style:style style:name="T19" style:family="text">
      <style:text-properties officeooo:rsid="003afe11"/>
    </style:style>
    <style:style style:name="T20" style:family="text">
      <style:text-properties officeooo:rsid="003bddca"/>
    </style:style>
    <style:style style:name="T21" style:family="text">
      <style:text-properties officeooo:rsid="003d21f3"/>
    </style:style>
    <style:style style:name="T22" style:family="text">
      <style:text-properties officeooo:rsid="003df996"/>
    </style:style>
    <style:style style:name="T23" style:family="text">
      <style:text-properties officeooo:rsid="003feedb"/>
    </style:style>
    <style:style style:name="T24" style:family="text">
      <style:text-properties officeooo:rsid="004250c9"/>
    </style:style>
    <style:style style:name="T25" style:family="text">
      <style:text-properties officeooo:rsid="0042cfd4"/>
    </style:style>
    <style:style style:name="T26" style:family="text">
      <style:text-properties officeooo:rsid="00438273"/>
    </style:style>
    <style:style style:name="T27" style:family="text">
      <style:text-properties officeooo:rsid="0043a8ac"/>
    </style:style>
    <style:style style:name="T28" style:family="text">
      <style:text-properties officeooo:rsid="004565b0"/>
    </style:style>
    <style:style style:name="T29" style:family="text">
      <style:text-properties officeooo:rsid="0046c723"/>
    </style:style>
    <style:style style:name="T30" style:family="text">
      <style:text-properties officeooo:rsid="004764fb"/>
    </style:style>
    <style:style style:name="T31" style:family="text">
      <style:text-properties officeooo:rsid="004801b2"/>
    </style:style>
    <style:style style:name="T32" style:family="text">
      <style:text-properties officeooo:rsid="00497611"/>
    </style:style>
    <style:style style:name="T33" style:family="text">
      <style:text-properties officeooo:rsid="004a8233"/>
    </style:style>
    <style:style style:name="T34" style:family="text">
      <style:text-properties officeooo:rsid="004de475"/>
    </style:style>
    <style:style style:name="T35" style:family="text">
      <style:text-properties officeooo:rsid="004e33c9"/>
    </style:style>
    <style:style style:name="T36" style:family="text">
      <style:text-properties officeooo:rsid="004fc7fc"/>
    </style:style>
    <style:style style:name="T37" style:family="text">
      <style:text-properties officeooo:rsid="00527447"/>
    </style:style>
    <style:style style:name="T38" style:family="text">
      <style:text-properties officeooo:rsid="0053d6f0"/>
    </style:style>
    <style:style style:name="T39" style:family="text">
      <style:text-properties officeooo:rsid="005436b3"/>
    </style:style>
    <style:style style:name="T40" style:family="text">
      <style:text-properties officeooo:rsid="005560e6"/>
    </style:style>
    <style:style style:name="T41" style:family="text">
      <style:text-properties officeooo:rsid="00564590"/>
    </style:style>
    <style:style style:name="T42" style:family="text">
      <style:text-properties officeooo:rsid="0056b166"/>
    </style:style>
    <style:style style:name="T43" style:family="text">
      <style:text-properties officeooo:rsid="005777c4"/>
    </style:style>
    <style:style style:name="T44" style:family="text">
      <style:text-properties officeooo:rsid="005952be"/>
    </style:style>
    <style:style style:name="T45" style:family="text">
      <style:text-properties officeooo:rsid="005af16f"/>
    </style:style>
    <style:style style:name="T46" style:family="text">
      <style:text-properties officeooo:rsid="005b8f08"/>
    </style:style>
    <style:style style:name="T47" style:family="text">
      <style:text-properties officeooo:rsid="005cfe2b"/>
    </style:style>
    <style:style style:name="T48" style:family="text">
      <style:text-properties officeooo:rsid="005d0197"/>
    </style:style>
    <style:style style:name="T49" style:family="text">
      <style:text-properties officeooo:rsid="005e0ef5"/>
    </style:style>
    <style:style style:name="T50" style:family="text">
      <style:text-properties officeooo:rsid="005e13aa"/>
    </style:style>
    <style:style style:name="T51" style:family="text">
      <style:text-properties officeooo:rsid="005ed9cb"/>
    </style:style>
    <style:style style:name="T52" style:family="text">
      <style:text-properties officeooo:rsid="00605a07"/>
    </style:style>
    <style:style style:name="T53" style:family="text">
      <style:text-properties officeooo:rsid="00615c0d"/>
    </style:style>
    <style:style style:name="T54" style:family="text">
      <style:text-properties officeooo:rsid="006287fa"/>
    </style:style>
    <style:style style:name="T55" style:family="text">
      <style:text-properties officeooo:rsid="006309ae"/>
    </style:style>
    <style:style style:name="T56" style:family="text">
      <style:text-properties officeooo:rsid="001924f2"/>
    </style:style>
    <style:style style:name="T57" style:family="text">
      <style:text-properties officeooo:rsid="006466d5"/>
    </style:style>
    <style:style style:name="T58" style:family="text">
      <style:text-properties officeooo:rsid="00653679"/>
    </style:style>
    <style:style style:name="T59" style:family="text">
      <style:text-properties officeooo:rsid="006566f8"/>
    </style:style>
    <style:style style:name="T60" style:family="text">
      <style:text-properties officeooo:rsid="006643a7"/>
    </style:style>
    <style:style style:name="T61" style:family="text">
      <style:text-properties officeooo:rsid="00674260"/>
    </style:style>
    <style:style style:name="T62" style:family="text">
      <style:text-properties officeooo:rsid="00682b63"/>
    </style:style>
    <style:style style:name="T63" style:family="text">
      <style:text-properties officeooo:rsid="0068842d"/>
    </style:style>
    <style:style style:name="T64" style:family="text">
      <style:text-properties officeooo:rsid="0069eb20"/>
    </style:style>
    <style:style style:name="T65" style:family="text">
      <style:text-properties officeooo:rsid="006be4e6"/>
    </style:style>
    <style:style style:name="T66" style:family="text">
      <style:text-properties officeooo:rsid="006cfb6f"/>
    </style:style>
    <style:style style:name="T67" style:family="text">
      <style:text-properties officeooo:rsid="00707a54"/>
    </style:style>
    <style:style style:name="T68" style:family="text">
      <style:text-properties officeooo:rsid="00712e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tro:</text:p>
      <text:p text:style-name="P8">This is <text:span text:style-name="T35">th</text:span><text:span text:style-name="T34">e dev</text:span><text:span text:style-name="T36">eloper</text:span><text:span text:style-name="T34"> notes</text:span> for HealView <text:span text:style-name="T34">written by Rowan Fraser. </text:span><text:span text:style-name="T35">HealView is</text:span> a platform for visualizing patient data and ultrasound waves through patients. This software was created for the UTDesign senior design project of spring 2022, sponsored by Dr. Fei.</text:p>
      <text:p text:style-name="P4"/>
      <text:p text:style-name="P18">Philosophy: The core of this application is piping values from one module to another and having each module preform its own separate function. Within these pipes information <text:span text:style-name="T7">broken up</text:span> as tokens <text:span text:style-name="T7">will indicate how the module should process and potentially render this information. An example is the pipe from the File Explorer which will at bear minimum pipe the folder path location to a </text:span><text:span text:style-name="T2">3D array generator </text:span><text:span text:style-name="T7">module. Additional information can be piped such as a language token or other additional options added later. </text:span><text:span text:style-name="T8">This can cause some waste such as piping information to a module that is useless to that individual module and only useful to a subsequent module, however in order to maintain ease of development in the long term </text:span><text:span text:style-name="T9">by maintaining a clear and consistent piping structure </text:span><text:span text:style-name="T8">this minor waste in information is considered tolerable.</text:span></text:p>
      <text:p text:style-name="P18"/>
      <text:p text:style-name="P20">Additionally with regard to the UI, each parent Unity object within the Mixed Reality Scene Content will be considered its own <text:span text:style-name="T10">module and can have UI or rendering components. Each module can only be in control of its own UI or rendering or its own children and must pipe updates to any other module if new information needs to be passed. Once again this can be slightly less efficient than interfacing with render methods directly, but it leads to easier development over time.</text:span></text:p>
      <text:p text:style-name="P20"/>
      <text:p text:style-name="P21">Try to path tokens in order of importance, as in data used in functions first, UI information after, and auxiliary features last.</text:p>
      <text:p text:style-name="P21"/>
      <text:p text:style-name="P22">How a module interacts with itself is up to individual module needs and has no formal standard so long as the input and output from the pipes remains accurate to desired operation. <text:span text:style-name="T21">A module should when receiving new information clear all previous results, settings, and renders that needs to be updated and all current operations involved with previous updates, including asynchronous ones, to ensure no errors.</text:span></text:p>
      <text:p text:style-name="P4"/>
      <text:p text:style-name="P7">!!! <text:span text:style-name="T23">Exceptions:</text:span></text:p>
      <text:p text:style-name="P19"/>
      <text:p text:style-name="P23">This program is expected to operate synchronously for the piping between module, that <text:span text:style-name="T18">meaning</text:span> that each module can have asynchronous operations within but the sequence of modules is <text:span text:style-name="T15">linear and the transferal of data </text:span><text:span text:style-name="T19">between modules </text:span><text:span text:style-name="T15">is</text:span> synchronous. This allows for their to be one major exception to the piping infrastructure, that being the loading bar on the UI component. All modules are free to access this component and pipe in any information they like at any time. The reason<text:span text:style-name="T20">s</text:span> for this is that this ensures we don’t need a different loading <text:span text:style-name="T16">object</text:span> for each module, as the UI exclusive module doesn’t effect any later on modules <text:span text:style-name="T17">therefore</text:span> it can’t cause any errors in <text:span text:style-name="T17">data flow, </text:span><text:span text:style-name="T20">and given that their shouldn’t be 2 modules operating at once this shouldn’t cause any errors</text:span>.</text:p>
      <text:p text:style-name="P4"/>
      <text:p text:style-name="P24"><text:span text:style-name="T47">A</text:span>dditional exception<text:span text:style-name="T47">s</text:span> <text:span text:style-name="T47">are</text:span> <text:span text:style-name="T27">the palm menu </text:span><text:span text:style-name="T47">and information menu</text:span><text:span text:style-name="T27">. Throughout </text:span>event<text:span text:style-name="T27">s</text:span> <text:span text:style-name="T27">can be</text:span> fired to the main palm menu <text:span text:style-name="T47">and information menu</text:span> to expand and gain additional <text:span text:style-name="T24">buttons</text:span> to control how the loaded information <text:span text:style-name="T24">is rendered. </text:span><text:span text:style-name="T25">This </text:span><text:span text:style-name="T28">is</text:span><text:span text:style-name="T25"> done to keep all the controlling options </text:span><text:span text:style-name="T48">and information </text:span><text:span text:style-name="T25">available from a single menu for convenien</text:span><text:span text:style-name="T26">ce</text:span><text:span text:style-name="T25">. </text:span><text:span text:style-name="T26">This can be justified in a similar manner to the UI component in that it should</text:span><text:span text:style-name="T49">n’t effe</text:span><text:span text:style-name="T26">ct any further information </text:span><text:span text:style-name="T49">through the piping. Given that these are integrated</text:span><text:span text:style-name="T29"> a bit more in the mechanics of how modules operate, </text:span><text:span text:style-name="T50">these components</text:span><text:span text:style-name="T29"> will naturally lead to a greater likelihood for problems </text:span><text:span text:style-name="T51">in comparison to the loading bar </text:span><text:span text:style-name="T29">and </text:span><text:span text:style-name="T51">as a result will require a</text:span><text:span text:style-name="T29"> greater degree of oversight.</text:span></text:p>
      <text:p text:style-name="P4"><text:soft-page-break/></text:p>
      <text:p text:style-name="P4">How it’<text:span text:style-name="T65">s expected to</text:span> works:</text:p>
      <text:p text:style-name="P1"><text:span text:style-name="T2">When starting the program one first s</text:span>tart<text:span text:style-name="T2">s</text:span> with an empty screen <text:span text:style-name="T2">with a single floating menu. </text:span><text:span text:style-name="T5">This menu will float next to the users upward facing palm only if the user looks at their palm.</text:span></text:p>
      <text:p text:style-name="P1"/>
      <text:p text:style-name="P1"><text:span text:style-name="T2">This floating menu has buttons</text:span>:</text:p>
      <text:p text:style-name="P3"><text:span text:style-name="T32">Folder</text:span> <text:span text:style-name="T2">E</text:span>xplorer</text:p>
      <text:p text:style-name="P4">MRTK Settings</text:p>
      <text:p text:style-name="P4">How to Use</text:p>
      <text:p text:style-name="P11">Close</text:p>
      <text:p text:style-name="P13">(<text:span text:style-name="T47">Stretch </text:span>Goal) Language Settings</text:p>
      <text:p text:style-name="P13"/>
      <text:p text:style-name="P5">The <text:span text:style-name="T32">Folder</text:span> Explorer button <text:span text:style-name="T30">activates a module that opens</text:span> a menu <text:span text:style-name="T31">to</text:span> allow for the selection of what folder the DICOM files will be selected from. This <text:span text:style-name="T3">file browser</text:span> should be compatible <text:span text:style-name="T3">for</text:span> both streaming <text:span text:style-name="T3">information to </text:span>the screen <text:span text:style-name="T3">of the HoloLens</text:span> <text:span text:style-name="T3">and within</text:span> the <text:span text:style-name="T3">HoloLens</text:span> using UWP functions <text:span text:style-name="T3">to access the internal file browser of the HoloLens</text:span>. This information is piped into a 3D array generator <text:span text:style-name="T37">module</text:span> <text:span text:style-name="T37">and information module </text:span><text:span text:style-name="T38">as those are the 2 modules that need path data</text:span>.</text:p>
      <text:p text:style-name="P4"/>
      <text:p text:style-name="P6">The MRTK Settings <text:span text:style-name="T4">button opens a menu that </text:span>controls <text:span text:style-name="T4">debug options of the application, such as:</text:span></text:p>
      <text:p text:style-name="P6"><text:span text:style-name="T4">Profiler for CPU usage, framerate, and memory consumption.</text:span></text:p>
      <text:p text:style-name="P6"><text:span text:style-name="T4">Hand ray that shows where the user is pointing.</text:span></text:p>
      <text:p text:style-name="P6"><text:span text:style-name="T4">Hand mesh that shows a basic mesh for the users hand.</text:span></text:p>
      <text:p text:style-name="P6"><text:span text:style-name="T4">Hand joint that shows how the Unity program views the position of the hand.</text:span></text:p>
      <text:p text:style-name="P1"/>
      <text:p text:style-name="P9">The How to Use Button will open a page that indicates to the user how to use the program.</text:p>
      <text:p text:style-name="P9"/>
      <text:p text:style-name="P12">The Close button closes the hand menu, but <text:span text:style-name="T13">the main palm menu</text:span> can be re-summoned if the user looks at their upward facing palm.</text:p>
      <text:p text:style-name="P9"/>
      <text:p text:style-name="P14">(<text:span text:style-name="T47">Stretch </text:span>Goal) <text:span text:style-name="T6">The </text:span>Language Settings <text:span text:style-name="T6">button will open a drop down menu that allows the use to select currently supported languages. </text:span><text:span text:style-name="T11">This information will effect the text on the main menu and be piped to subsequent modules with </text:span><text:span text:style-name="T12">the </text:span><text:span text:style-name="T11">folder </text:span><text:span text:style-name="T12">path</text:span><text:span text:style-name="T11"> data.</text:span></text:p>
      <text:p text:style-name="P9"/>
      <text:p text:style-name="P10">When a folder is selected from the Folder Explorer <text:span text:style-name="T14">th</text:span><text:span text:style-name="T22">is path information is passed to </text:span><text:span text:style-name="T33">the </text:span><text:span text:style-name="T39">load DICOM a</text:span><text:span text:style-name="T33">rray module</text:span><text:span text:style-name="T39"> </text:span><text:span text:style-name="T33">which will proceed to load the DICOM module’s 3D array of data points along with some other useful information to pass to other components</text:span>. <text:span text:style-name="T40">The path information will also be passed to the</text:span><text:span text:style-name="T39"> information menu </text:span><text:span text:style-name="T40">to which will find tags and their values from a created table of known tags.</text:span></text:p>
      <text:p text:style-name="P1"/>
      <text:p text:style-name="P25">Once the array information has been loaded the main palm menu will expand to include 3 more buttons:</text:p>
      <text:p text:style-name="P26">DICOM Information</text:p>
      <text:p text:style-name="P26">Mode</text:p>
      <text:p text:style-name="P26">Options</text:p>
      <text:p text:style-name="P14">(<text:span text:style-name="T47">Stretch </text:span>Goal) <text:span text:style-name="T47">Marker</text:span> <text:span text:style-name="T41">Options</text:span></text:p>
      <text:p text:style-name="P15">(<text:span text:style-name="T47">Stretch </text:span>Goal) <text:span text:style-name="T52">Refocus Model</text:span></text:p>
      <text:p text:style-name="P28">(Stretch Goal) Compute US Transducer</text:p>
      <text:p text:style-name="P26"/>
      <text:p text:style-name="P26"><text:span text:style-name="T45">The </text:span>DICOM Information <text:span text:style-name="T45">button</text:span> will show the known tags and their values along with some explanations for what they are. <text:span text:style-name="T42">Depending on the mode it will also show tracking information such as </text:span><text:soft-page-break/><text:span text:style-name="T42">the location of the known mesh and the distance between it and the </text:span><text:span text:style-name="T43">H</text:span><text:span text:style-name="T42">olo</text:span><text:span text:style-name="T43">L</text:span><text:span text:style-name="T42">ens </text:span><text:span text:style-name="T44">and the distance between the HoloLens and the transducer</text:span><text:span text:style-name="T42">.</text:span></text:p>
      <text:p text:style-name="P26"/>
      <text:p text:style-name="P1"><text:span text:style-name="T45">The </text:span>Mode <text:span text:style-name="T45">button</text:span> will <text:span text:style-name="T45">allow the user to select between DICOM model render and Target tracking model. </text:span><text:span text:style-name="T46">This will affect a variety of options for all subsequent modules.</text:span></text:p>
      <text:p text:style-name="P1"/>
      <text:p text:style-name="P27"><text:span text:style-name="T60">The </text:span><text:span text:style-name="T56">Options </text:span><text:span text:style-name="T60">button </text:span><text:span text:style-name="T56">will pull up an options menu. </text:span><text:span text:style-name="T59">This options menu will be per mesh meaning that one will start by clicking a plus sign and then accessing options of the mesh with the plus sign shifting over to make way for the new options whilst still allowing the addition of further meshes.</text:span></text:p>
      <text:p text:style-name="P27"><text:span text:style-name="T53">The options menu will be used to select what options are used to render the mesh. Current planned options are </text:span><text:span text:style-name="T54">render type (Voxel or Mesh enum),</text:span><text:span text:style-name="T53"> color and transparency (RGBA), wireframe (bool), wireframe color (RGBA if wireframe bool is true), threshold (if mesh is selected </text:span><text:span text:style-name="T55">one node </text:span><text:span text:style-name="T58">slider</text:span><text:span text:style-name="T55">, if voxel is selected two node </text:span><text:span text:style-name="T58">slider</text:span><text:span text:style-name="T53">), </text:span><text:span text:style-name="T55">scale (float), (Stretch Goal)</text:span><text:span text:style-name="T53"> </text:span><text:span text:style-name="T55">Cut tool to remove voxels in plane (if voxel is selected), </text:span><text:span text:style-name="T57">Enable cropping planes (</text:span><text:span text:style-name="T58">3 2 node sliders</text:span><text:span text:style-name="T57">), </text:span><text:span text:style-name="T66">load US permutation data,</text:span><text:span text:style-name="T57"> </text:span><text:span text:style-name="T61">and (Stretch Goal) save and load settings of mesh</text:span><text:span text:style-name="T57">.</text:span><text:span text:style-name="T55"> Options that can’t be selected are grayed</text:span><text:span text:style-name="T1"> out. </text:span></text:p>
      <text:p text:style-name="P27"/>
      <text:p text:style-name="P16">(<text:span text:style-name="T47">Stretch </text:span>Goal) <text:span text:style-name="T62">The</text:span> <text:span text:style-name="T47">Marker</text:span> <text:span text:style-name="T41">Options </text:span><text:span text:style-name="T62">button will allow the user to set the position of the tracking markers relative to the source data their being applied to. This would likely be done through x, y, or z layer cutting until the region that one wants to place the marker on has been reached. </text:span><text:span text:style-name="T63">Then define the dimensions of the marker and apply it to a particular location using float value offsets. </text:span><text:span text:style-name="T62">Additionally identifying data for each marker can be set, </text:span><text:span text:style-name="T63">such as QR text</text:span><text:span text:style-name="T62">.</text:span></text:p>
      <text:p text:style-name="P16"/>
      <text:p text:style-name="P17">(<text:span text:style-name="T47">Stretch </text:span>Goal) <text:span text:style-name="T64">The </text:span><text:span text:style-name="T52">Refocus Model </text:span><text:span text:style-name="T64">will bring the main model back into focus in case the user has moved it too far away.</text:span></text:p>
      <text:p text:style-name="P17"/>
      <text:p text:style-name="P28">(Stretch Goal) The Compute US Transducer button will cause the mesh to open up a pop-up that allows the user to define linear permutation of regions of the DICOM file. After conditions have been input and a compute button has been pressed it will then compute what is the best transducer for this task and display <text:span text:style-name="T67">the transducer value</text:span> <text:span text:style-name="T67">along with the permeation of US wave throughout</text:span>. <text:span text:style-name="T68">The program will continue to display this and give the option to save the data for late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3T19:48:29.225000000</meta:creation-date>
    <meta:generator>LibreOffice/7.2.0.4$Windows_X86_64 LibreOffice_project/9a9c6381e3f7a62afc1329bd359cc48accb6435b</meta:generator>
    <dc:date>2022-04-03T07:17:50.589000000</dc:date>
    <meta:editing-duration>PT15H33M27S</meta:editing-duration>
    <meta:editing-cycles>84</meta:editing-cycles>
    <meta:document-statistic meta:table-count="0" meta:image-count="0" meta:object-count="0" meta:page-count="3" meta:paragraph-count="41" meta:word-count="1417" meta:character-count="8259" meta:non-whitespace-character-count="6882"/>
  </office:meta>
</office:document-meta>
</file>